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35cm" fo:min-width="8.1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2.845cm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1.128cm"/>
    </style:style>
    <style:style style:name="gr5" style:family="graphic" style:parent-style-name="standard">
      <style:graphic-properties svg:stroke-color="#000000" draw:fill-color="#ff3333" draw:textarea-horizontal-align="justify" draw:textarea-vertical-align="middle" draw:auto-grow-height="false" fo:min-height="1.378cm" fo:min-width="1.128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cm" svg:height="10.6cm" svg:x="0.4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cm" svg:height="10.6cm" svg:x="9.7cm" svg:y="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0.962cm" svg:x="1.2cm" svg:y="1.4cm">
          <draw:text-box>
            <text:p><text:span text:style-name="T1">Forest</text:span></text:p>
          </draw:text-box>
        </draw:frame>
        <draw:frame draw:style-name="gr3" draw:text-style-name="P3" draw:layer="layout" svg:width="7.1cm" svg:height="3.095cm" svg:x="1.3cm" svg:y="2.7cm">
          <draw:text-box>
            <text:list text:style-name="L1">
              <text:list-item>
                <text:p>Dense Vegetation</text:p>
              </text:list-item>
              <text:list-item>
                <text:p>Rough Terrain</text:p>
              </text:list-item>
              <text:list-item>
                <text:p>Medium Cover</text:p>
              </text:list-item>
            </text:list>
          </draw:text-box>
        </draw:frame>
        <draw:custom-shape draw:style-name="gr4" draw:text-style-name="P4" draw:layer="layout" svg:width="2.3cm" svg:height="2.3cm" svg:x="12.7cm" svg:y="5.2cm">
          <text:p text:style-name="P4">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.3cm" svg:height="2.3cm" svg:x="3.4cm" svg:y="5.4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6cm" svg:height="10.6cm" svg:x="19cm" svg:y="0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0.962cm" svg:x="10.3cm" svg:y="1.4cm">
          <draw:text-box>
            <text:p><text:span text:style-name="T1">Road</text:span></text:p>
          </draw:text-box>
        </draw:frame>
        <draw:frame draw:style-name="gr6" draw:text-style-name="P3" draw:layer="layout" svg:width="5.5cm" svg:height="2cm" svg:x="10.5cm" svg:y="2.7cm">
          <draw:text-box>
            <text:list text:style-name="L1">
              <text:list-item>
                <text:p>Open Ground</text:p>
              </text:list-item>
            </text:list>
          </draw:text-box>
        </draw:frame>
        <draw:frame draw:style-name="gr2" draw:text-style-name="P2" draw:layer="layout" svg:width="3.4cm" svg:height="0.962cm" svg:x="19.4cm" svg:y="1.2cm">
          <draw:text-box>
            <text:p><text:span text:style-name="T1">River</text:span></text:p>
          </draw:text-box>
        </draw:frame>
        <draw:frame draw:style-name="gr7" draw:text-style-name="P3" draw:layer="layout" svg:width="6.8cm" svg:height="2.384cm" svg:x="19.6cm" svg:y="2.5cm">
          <draw:text-box>
            <text:list text:style-name="L1">
              <text:list-item>
                <text:p>Flowing Water</text:p>
              </text:list-item>
              <text:list-item>
                <text:p>Dangerous Terrain</text:p>
              </text:list-item>
            </text:list>
          </draw:text-box>
        </draw:frame>
        <draw:custom-shape draw:style-name="gr5" draw:text-style-name="P5" draw:layer="layout" svg:width="2.3cm" svg:height="2.3cm" svg:x="10.9cm" svg:y="7.9cm">
          <text:p text:style-name="P4">Enem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8T09:15:36.132387832</meta:creation-date>
    <dc:date>2016-12-18T10:38:39.127087581</dc:date>
    <meta:editing-duration>PT8M30S</meta:editing-duration>
    <meta:editing-cycles>5</meta:editing-cycles>
    <meta:generator>LibreOffice/5.1.4.2$Linux_X86_64 LibreOffice_project/10m0$Build-2</meta:generator>
    <meta:document-statistic meta:object-count="12"/>
  </office:meta>
</office:document-meta>
</file>